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5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33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52in" fo:break-before="auto" style:use-optimal-row-height="true"/>
    </style:style>
    <style:style style:name="ro3" style:family="table-row">
      <style:table-row-properties style:row-height="0.4929in" fo:break-before="auto" style:use-optimal-row-height="true"/>
    </style:style>
    <style:style style:name="ro4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variable</text:p>
          </table:table-cell>
          <table:table-cell table:style-name="ce1" office:value-type="string" calcext:value-type="string">
            <text:p>tipo de dato</text:p>
          </table:table-cell>
          <table:table-cell table:style-name="ce1" office:value-type="string" calcext:value-type="string">
            <text:p>descripción</text:p>
          </table:table-cell>
          <table:table-cell table:style-name="ce1" office:value-type="string" calcext:value-type="string">
            <text:p>valores nulos</text:p>
          </table:table-cell>
        </table:table-row>
        <table:table-row table:style-name="ro1">
          <table:table-cell office:value-type="string" calcext:value-type="string">
            <text:p>ani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ño de la instanci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ave_e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úmero que representa el estado en el orden usu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idad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Nombre del estad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ave_municipi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lave númerica del municipi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nicipio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Nombre del municipio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ien_afectado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e refiere a la propiedad o los activos que han sido dañados, robados,</text:p>
            <text:p>destruidos o de alguna manera perjudicados como resultado del delito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ipo_delito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e refiere a la categorización o clasificación de un delito en función de</text:p>
            <text:p>sus características y la naturaleza de la actividad ilegal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tipo_delito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egundo nivel de clasificacion de delito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odalidad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forma específica o a las circunstancias en las que se comete el delit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er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teo de delitos durante ener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brer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teo de delitos durante febrer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z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teo de delitos durante marz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ri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teo de delitos durante abri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y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teo de delitos durante may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ni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teo de delitos durante juni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li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teo de delitos durante juli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ost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teo de delitos durante agost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ptiembr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nteo de delitos durante septiembre</text:p>
          </table:table-cell>
          <table:table-cell office:value-type="float" office:value="243334" calcext:value-type="float">
            <text:p>243334</text:p>
          </table:table-cell>
        </table:table-row>
        <table:table-row table:style-name="ro1">
          <table:table-cell office:value-type="string" calcext:value-type="string">
            <text:p>octubr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nteo de delitos durante octubre</text:p>
          </table:table-cell>
          <table:table-cell office:value-type="float" office:value="243334" calcext:value-type="float">
            <text:p>243334</text:p>
          </table:table-cell>
        </table:table-row>
        <table:table-row table:style-name="ro1">
          <table:table-cell office:value-type="string" calcext:value-type="string">
            <text:p>noviembr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nteo de delitos durante noviembre</text:p>
          </table:table-cell>
          <table:table-cell office:value-type="float" office:value="243334" calcext:value-type="float">
            <text:p>243334</text:p>
          </table:table-cell>
        </table:table-row>
        <table:table-row table:style-name="ro1">
          <table:table-cell office:value-type="string" calcext:value-type="string">
            <text:p>diciembr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nteo de delitos durante diciembre</text:p>
          </table:table-cell>
          <table:table-cell office:value-type="float" office:value="243334" calcext:value-type="float">
            <text:p>2433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22:02:26.199393221</meta:creation-date>
    <dc:date>2023-11-17T22:08:30.875446322</dc:date>
    <meta:editing-duration>PT6M5S</meta:editing-duration>
    <meta:editing-cycles>1</meta:editing-cycles>
    <meta:document-statistic meta:table-count="1" meta:cell-count="88" meta:object-count="0"/>
    <meta:generator>LibreOffice/7.3.7.2$Linux_X86_64 LibreOffice_project/30$Build-2</meta:generator>
  </office:meta>
</office:document-meta>
</file>